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0" style:parent-style-name="DefaultParagraphFont" style:family="text">
      <style:text-properties fo:font-weight="normal" style:font-weight-asian="normal" style:font-weight-complex="normal" fo:color="#333333" fo:font-size="10pt" style:font-size-asian="10pt" style:font-size-complex="10pt" fo:background-color="#FFFFFF"/>
    </style:style>
    <style:style style:name="T31" style:parent-style-name="DefaultParagraphFont" style:family="text">
      <style:text-properties style:font-weight-complex="normal" fo:color="#333333" fo:font-size="10pt" style:font-size-asian="10pt" style:font-size-complex="10pt" fo:background-color="#FFFFFF"/>
    </style:style>
    <style:style style:name="P32" style:parent-style-name="NormalWeb" style:family="paragraph">
      <style:paragraph-properties fo:margin-top="0in" fo:margin-bottom="0.1666in" fo:text-indent="0.4916in"/>
    </style:style>
    <style:style style:name="T33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34" style:parent-style-name="NormalWeb" style:family="paragraph">
      <style:paragraph-properties fo:margin-top="0in" fo:margin-bottom="0.1666in" fo:text-indent="0.4916in"/>
    </style:style>
    <style:style style:name="T35" style:parent-style-name="DefaultParagraphFont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P36" style:parent-style-name="Normal" style:list-style-name="LFO10" style:family="paragraph">
      <style:paragraph-properties fo:widows="2" fo:orphans="2" fo:background-color="#FFFFFF"/>
      <style:text-properties fo:hyphenate="false"/>
    </style:style>
    <style:style style:name="T37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38" style:parent-style-name="Normal" style:list-style-name="LFO11" style:family="paragraph">
      <style:paragraph-properties fo:widows="2" fo:orphans="2" fo:margin-left="1in" fo:text-indent="-0.25in" fo:background-color="#FFFFFF">
        <style:tab-stops/>
      </style:paragraph-properties>
      <style:text-properties fo:hyphenate="false"/>
    </style:style>
    <style:style style:name="T39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40" style:parent-style-name="Normal" style:list-style-name="LFO11" style:family="paragraph">
      <style:paragraph-properties fo:widows="2" fo:orphans="2" fo:margin-left="1in" fo:text-indent="-0.25in" fo:background-color="#FFFFFF">
        <style:tab-stops/>
      </style:paragraph-properties>
      <style:text-properties fo:hyphenate="false"/>
    </style:style>
    <style:style style:name="T41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42" style:parent-style-name="Normal" style:list-style-name="LFO11" style:family="paragraph">
      <style:paragraph-properties fo:widows="2" fo:orphans="2" fo:background-color="#FFFFFF"/>
      <style:text-properties fo:hyphenate="false"/>
    </style:style>
    <style:style style:name="T43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44" style:parent-style-name="Normal" style:list-style-name="LFO11" style:family="paragraph">
      <style:paragraph-properties fo:widows="2" fo:orphans="2" fo:background-color="#FFFFFF"/>
      <style:text-properties fo:hyphenate="false"/>
    </style:style>
    <style:style style:name="T45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46" style:parent-style-name="Normal" style:list-style-name="LFO11" style:family="paragraph">
      <style:paragraph-properties fo:widows="2" fo:orphans="2" fo:background-color="#FFFFFF"/>
      <style:text-properties fo:hyphenate="false"/>
    </style:style>
    <style:style style:name="T47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48" style:parent-style-name="Normal" style:list-style-name="LFO11" style:family="paragraph">
      <style:paragraph-properties fo:widows="2" fo:orphans="2" fo:margin-bottom="0.1666in" fo:background-color="#FFFFFF"/>
      <style:text-properties fo:hyphenate="false"/>
    </style:style>
    <style:style style:name="T49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50" style:parent-style-name="Normal" style:list-style-name="LFO11" style:family="paragraph">
      <style:paragraph-properties fo:widows="2" fo:orphans="2" fo:margin-top="0.0694in" fo:margin-bottom="0.0694in" fo:background-color="#FFFFFF"/>
      <style:text-properties fo:hyphenate="false"/>
    </style:style>
    <style:style style:name="T51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52" style:parent-style-name="Normal" style:list-style-name="LFO12" style:family="paragraph">
      <style:paragraph-properties fo:widows="2" fo:orphans="2" fo:margin-bottom="0.1666in" fo:background-color="#FFFFFF"/>
      <style:text-properties fo:hyphenate="false"/>
    </style:style>
    <style:style style:name="T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33333" style:letter-kerning="false" fo:font-size="10pt" style:font-size-asian="10pt" style:font-size-complex="10pt" fo:background-color="#FFFFFF"/>
    </style:style>
    <style:style style:name="P54" style:parent-style-name="Normal" style:list-style-name="LFO13" style:family="paragraph">
      <style:paragraph-properties fo:widows="2" fo:orphans="2" fo:margin-top="0.0694in" fo:margin-bottom="0.0694in" fo:margin-left="1in" fo:text-indent="-0.25in" fo:background-color="#FFFFFF">
        <style:tab-stops/>
      </style:paragraph-properties>
      <style:text-properties fo:hyphenate="false"/>
    </style:style>
    <style:style style:name="T55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  <style:style style:name="P56" style:parent-style-name="Normal" style:family="paragraph">
      <style:paragraph-properties fo:widows="2" fo:orphans="2" style:vertical-align="auto" fo:margin-bottom="0.1666in" fo:text-indent="0.4916in"/>
      <style:text-properties fo:hyphenate="false"/>
    </style:style>
    <style:style style:name="T57" style:parent-style-name="DefaultParagraphFont" style:family="text">
      <style:text-properties style:font-name="Arial" style:font-name-asian="Times New Roman" style:font-name-complex="Arial" fo:color="#333333" style:letter-kerning="false" fo:font-size="10pt" style:font-size-asian="10pt" style:font-size-complex="10pt" fo:background-color="#FFFFFF"/>
    </style:style>
  </office:automatic-styles>
  <office:body>
    <office:text text:use-soft-page-breaks="true">
      <text:p text:style-name="P1">Shopping Share List<text:line-break/>Caso de Uso: &lt;<text:span text:style-name="T30"><text:s/></text:span>Recomendar<text:span text:style-name="T31"><text:s/></text:span>Produto&gt;</text:p>
      <text:h text:style-name="Heading1" text:outline-level="1">Descrição</text:h>
      <text:p text:style-name="P32"><text:span text:style-name="T33">Este caso de uso descreve o sistema de recomendação de produtos feito pelo sistema.</text:span></text:p>
      <text:h text:style-name="Heading1" text:outline-level="1">Descrição dos Atores</text:h>
      <text:h text:style-name="Heading2" text:outline-level="2">Usuário</text:h>
      <text:h text:style-name="Heading1" text:outline-level="1">Pré-Condições</text:h>
      <text:p text:style-name="P34"><text:span text:style-name="T35">Usuário logado. Usuário na tela de busca de produtos. Usuário com produtos na lista.</text:span></text:p>
      <text:h text:style-name="Heading1" text:outline-level="1">Fluxo Básico de Eventos</text:h>
      <text:list text:style-name="LFO10" text:continue-numbering="true">
        <text:list-item>
          <text:p text:style-name="P36"><text:span text:style-name="T37">A partir dos produtos já adicionados na lista do usuário, o sistema coleta algumas informações para o sistema de recomendação, como:</text:span></text:p>
          <text:list text:continue-numbering="true">
            <text:list-item>
              <text:p text:style-name="P38"><text:span text:style-name="T39">Categoria.</text:span></text:p>
            </text:list-item>
            <text:list-item>
              <text:p text:style-name="P40"><text:span text:style-name="T41">Marca.</text:span></text:p>
            </text:list-item>
          </text:list>
        </text:list-item>
        <text:list-item>
          <text:p text:style-name="P42"><text:span text:style-name="T43">O sistema realiza uma busca utilizando as informações do passo anterior, procurando produtos semelhantes.</text:span></text:p>
        </text:list-item>
        <text:list-item>
          <text:p text:style-name="P44"><text:span text:style-name="T45">O sistema apresenta resultado dessa busca como recomendações, na parte inferior da tela de busca.</text:span></text:p>
        </text:list-item>
        <text:list-item>
          <text:p text:style-name="P46"><text:span text:style-name="T47">O usuário adiciona produtos recomendados em sua lista.</text:span></text:p>
        </text:list-item>
        <text:list-item>
          <text:p text:style-name="P48"><text:span text:style-name="T49">O caso de uso NOTIFICAR ALTERAÇÃO NA LISTA é iniciado.</text:span></text:p>
        </text:list-item>
        <text:list-item>
          <text:p text:style-name="P50"><text:span text:style-name="T51">Fim do caso de uso.</text:span></text:p>
        </text:list-item>
      </text:list>
      <text:h text:style-name="Heading1" text:outline-level="1">Fluxos Alternativos</text:h>
      <text:list text:style-name="LFO12" text:continue-numbering="true">
        <text:list-item>
          <text:p text:style-name="P52"><text:span text:style-name="T53">Se no passo 4 do fluxo principal nenhum novo produto for adicionado, o seguinte fluxo é executado:</text:span></text:p>
          <text:list text:continue-numbering="true">
            <text:list-item>
              <text:p text:style-name="P54"><text:span text:style-name="T55">Nenhuma notificação é realizada, o caso de uso é finalizado.</text:span></text:p>
            </text:list-item>
          </text:list>
        </text:list-item>
      </text:list>
      <text:h text:style-name="Heading1" text:outline-level="1">Pós-condições</text:h>
      <text:p text:style-name="P56"><?opendocument cursor-position?><text:span text:style-name="T57">Produtos recomendados ao usuário.</text:span></text:p>
      <text:p text:style-name="Standard"/>
      <text:p text:style-name="Standard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style:font-name-complex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pt" style:country-asian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letter-kerning="true" fo:font-size="12pt" style:font-size-asian="12pt" style:font-size-complex="10pt" style:language-asian="pt" style:country-asian="BR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letter-kerning="true" fo:font-size="10pt" style:font-size-asian="10pt" style:font-size-complex="10pt" style:language-asian="pt" style:country-asian="BR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Arial" style:font-style-complex="italic" style:letter-kerning="true" fo:font-size="10pt" style:font-size-asian="10pt" style:font-size-complex="10pt" style:language-asian="pt" style:country-asian="BR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style:language-asian="pt" style:country-asian="BR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style:language-asian="pt" style:country-asian="BR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style:language-asian="pt" style:country-asian="BR"/>
    </style:style>
    <style:style style:name="Heading7Char" style:display-name="Heading 7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/>
    </style:style>
    <style:style style:name="Heading8Char" style:display-name="Heading 8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style:language-asian="pt" style:country-asian="BR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Arial" style:letter-kerning="true" style:language-asian="pt" style:country-asian="BR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pt" style:country-asian="BR"/>
    </style:style>
    <style:style style:name="Title" style:display-name="Title" style:family="paragraph" style:parent-style-name="Standard" style:next-style-name="Subtitle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PageNumber" style:display-name="Page Number" style:family="text" style:parent-style-name="DefaultParagraphFont"/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style:letter-kerning="true" fo:font-size="12pt" style:font-size-asian="12pt" style:font-size-complex="12pt" style:language-asian="pt" style:country-asian="B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2LVL1" style:family="text">
      <style:text-properties style:font-name="Symbol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1.6555in" style:use-optimal-column-width="false"/>
    </style:style>
    <style:style style:name="Table2" style:family="table">
      <style:table-properties style:width="6.0854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Standard" style:family="paragraph">
      <style:text-properties fo:font-size="10pt" style:font-size-asian="10pt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2" style:parent-style-name="DefaultParagraphFont" style:family="text">
      <style:text-properties fo:font-size="10pt" style:font-size-asian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text-properties fo:font-size="10pt" style:font-size-asian="10pt"/>
    </style:style>
    <style:style style:name="TableColumn16" style:family="table-column">
      <style:table-column-properties style:column-width="2.1958in" style:use-optimal-column-width="false"/>
    </style:style>
    <style:style style:name="TableColumn17" style:family="table-column">
      <style:table-column-properties style:column-width="2.1958in" style:use-optimal-column-width="false"/>
    </style:style>
    <style:style style:name="TableColumn18" style:family="table-column">
      <style:table-column-properties style:column-width="1.6833in" style:use-optimal-column-width="false"/>
    </style:style>
    <style:style style:name="Table15" style:family="table">
      <style:table-properties style:width="6.075in" fo:margin-left="-0.075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style style:name="T26" style:parent-style-name="DefaultParagraphFont" style:family="text">
      <style:text-properties fo:font-size="10pt" style:font-size-asian="10pt"/>
    </style:style>
    <style:style style:name="T27" style:parent-style-name="PageNumber" style:family="text">
      <style:text-properties fo:font-size="10pt" style:font-size-asian="10pt"/>
    </style:style>
    <style:style style:name="T28" style:parent-style-name="PageNumber" style:family="text">
      <style:text-properties fo:font-size="10pt" style:font-size-asian="10pt"/>
    </style:style>
    <style:style style:name="T29" style:parent-style-name="PageNumber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hopping Share List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Standard"><text:span text:style-name="T12">Especificação de Caso de Uso:<text:s/></text:span><text:title text:fixed="false">&lt; Recomendar Produto&gt;</text:title></text:p>
            </table:table-cell>
            <table:table-cell table:style-name="TableCell13">
              <text:p text:style-name="P14"><text:s text:c="2"/>Data: <text:s/>&lt;06/out/2015&gt;</text:p>
            </table:table-cell>
          </table:table-row>
        </table:table>
        <text:p text:style-name="Header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pan text:style-name="T26">Page<text:s/></text:span><text:span text:style-name="T27"><text:page-number text:fixed="false">1</text:page-number></text:span><text:span text:style-name="T28"><text:s/>of<text:s/></text:span><text:span text:style-name="T29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ctor Hugo Silva do Nascimento</meta:initial-creator>
    <dc:creator>Victor Hugo Silva do Nascimento</dc:creator>
    <meta:creation-date>2015-10-07T02:46:00Z</meta:creation-date>
    <dc:date>2015-10-07T02:49:00Z</dc:date>
    <meta:template xlink:href="Normal.dotm" xlink:type="simple"/>
    <meta:editing-cycles>1</meta:editing-cycles>
    <meta:editing-duration>PT180S</meta:editing-duration>
    <meta:document-statistic meta:page-count="1" meta:paragraph-count="2" meta:word-count="158" meta:character-count="1015" meta:row-count="7" meta:non-whitespace-character-count="859"/>
  </office:meta>
</office:document-meta>
</file>